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12T15:24:20</meta:creation-date>
    <dc:title>Introduction</dc:title>
    <dc:date>2011-12-20T11:12:56.79</dc:date>
    <dc:creator>Martin Vladić</dc:creator>
    <meta:editing-duration>PT23M11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2" meta:character-count="15"/>
    <meta:user-defined meta:name="WebPublish_Post_Id">19</meta:user-defined>
    <meta:user-defined meta:name="WebPublish_Post_PrimaryCategory">7</meta:user-defined>
    <meta:user-defined meta:name="WebPublish_Post_Profile">Joomla (webpublish.envox.hr)</meta:user-defined>
    <meta:user-defined meta:name="WebPublish_Post_PublishOption">Publish now</meta:user-defined>
  </office:meta>
</office:document-meta>
</file>